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82cm" fo:text-indent="0cm" style:auto-text-indent="false"/>
      <style:text-properties fo:color="#cccccc" loext:opacity="100%" style:font-name="Consolas" fo:font-size="12pt" fo:font-weight="normal" fo:background-color="#1f1f1f"/>
    </style:style>
    <style:style style:name="P2" style:family="paragraph" style:parent-style-name="Standard">
      <style:paragraph-properties style:line-height-at-least="0.582cm"/>
    </style:style>
    <style:style style:name="P3" style:family="paragraph" style:parent-style-name="Standard">
      <style:paragraph-properties fo:margin-left="0cm" fo:margin-right="0cm" style:line-height-at-least="0.582cm" fo:text-indent="0cm" style:auto-text-indent="false"/>
      <style:text-properties fo:color="#6a9955" loext:opacity="100%" style:font-name="Consolas" fo:font-size="12pt" fo:font-weight="normal" fo:background-color="#1f1f1f"/>
    </style:style>
    <style:style style:name="P4" style:family="paragraph" style:parent-style-name="Standard">
      <style:paragraph-properties style:line-height-at-least="0.582cm"/>
      <style:text-properties fo:color="#cccccc" loext:opacity="100%" style:font-name="Consolas" fo:font-size="12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_NAME</text:span>=Laravel</text:p>
      <text:p text:style-name="P1"><text:span text:style-name="T1">APP_ENV</text:span>=local</text:p>
      <text:p text:style-name="P1"><text:span text:style-name="T1">APP_KEY</text:span>=base64:<text:span text:style-name="T1">tvboMsOiNYfiiTlW9drgP3HMcoDc2RuBCKLbqEuI3VM</text:span>=</text:p>
      <text:p text:style-name="P1"><text:span text:style-name="T1">APP_DEBUG</text:span>=true</text:p>
      <text:p text:style-name="P1"><text:span text:style-name="T1">APP_TIMEZONE</text:span>=UTC</text:p>
      <text:p text:style-name="P1"><text:span text:style-name="T1">APP_URL</text:span>=http://localhost</text:p>
      <text:p text:style-name="P2"/>
      <text:p text:style-name="P1"><text:span text:style-name="T1">APP_LOCALE</text:span>=en</text:p>
      <text:p text:style-name="P1"><text:span text:style-name="T1">APP_FALLBACK_LOCALE</text:span>=en</text:p>
      <text:p text:style-name="P1"><text:span text:style-name="T1">APP_FAKER_LOCALE</text:span>=en_US</text:p>
      <text:p text:style-name="P2"/>
      <text:p text:style-name="P1"><text:span text:style-name="T1">APP_MAINTENANCE_DRIVER</text:span>=file</text:p>
      <text:p text:style-name="P3"># APP_MAINTENANCE_STORE=database</text:p>
      <text:p text:style-name="P2"/>
      <text:p text:style-name="P1"><text:span text:style-name="T1">PHP_CLI_SERVER_WORKERS</text:span>=4</text:p>
      <text:p text:style-name="P2"/>
      <text:p text:style-name="P1"><text:span text:style-name="T1">BCRYPT_ROUNDS</text:span>=12</text:p>
      <text:p text:style-name="P2"/>
      <text:p text:style-name="P1"><text:span text:style-name="T1">LOG_CHANNEL</text:span>=stack</text:p>
      <text:p text:style-name="P1"><text:span text:style-name="T1">LOG_STACK</text:span>=single</text:p>
      <text:p text:style-name="P1"><text:span text:style-name="T1">LOG_DEPRECATIONS_CHANNEL</text:span>=null</text:p>
      <text:p text:style-name="P1"><text:span text:style-name="T1">LOG_LEVEL</text:span>=debug</text:p>
      <text:p text:style-name="P2"/>
      <text:p text:style-name="P1"><text:span text:style-name="T1">DB_CONNECTION</text:span>=mysql</text:p>
      <text:p text:style-name="P1"><text:span text:style-name="T1">DB_HOST</text:span>=127.0.0.1</text:p>
      <text:p text:style-name="P1"><text:span text:style-name="T1">DB_PORT</text:span>=3306</text:p>
      <text:p text:style-name="P1"><text:span text:style-name="T1">DB_DATABASE</text:span>=livro</text:p>
      <text:p text:style-name="P1"><text:span text:style-name="T1">DB_USERNAME</text:span>=root</text:p>
      <text:p text:style-name="P1"><text:span text:style-name="T1">DB_PASSWORD</text:span>=</text:p>
      <text:p text:style-name="P2"/>
      <text:p text:style-name="P1"><text:span text:style-name="T1">SESSION_DRIVER</text:span>=database</text:p>
      <text:p text:style-name="P1"><text:span text:style-name="T1">SESSION_LIFETIME</text:span>=120</text:p>
      <text:p text:style-name="P1"><text:span text:style-name="T1">SESSION_ENCRYPT</text:span>=false</text:p>
      <text:p text:style-name="P1"><text:span text:style-name="T1">SESSION_PATH</text:span>=/</text:p>
      <text:p text:style-name="P1"><text:span text:style-name="T1">SESSION_DOMAIN</text:span>=null</text:p>
      <text:p text:style-name="P2"/>
      <text:p text:style-name="P1"><text:span text:style-name="T1">BROADCAST_CONNECTION</text:span>=log</text:p>
      <text:p text:style-name="P1"><text:span text:style-name="T1">FILESYSTEM_DISK</text:span>=local</text:p>
      <text:p text:style-name="P1"><text:span text:style-name="T1">QUEUE_CONNECTION</text:span>=database</text:p>
      <text:p text:style-name="P2"/>
      <text:p text:style-name="P1"><text:span text:style-name="T1">CACHE_STORE</text:span>=database</text:p>
      <text:p text:style-name="P1"><text:span text:style-name="T1">CACHE_PREFIX</text:span>=</text:p>
      <text:p text:style-name="P2"/>
      <text:p text:style-name="P1"><text:span text:style-name="T1">MEMCACHED_HOST</text:span>=127.0.0.1</text:p>
      <text:p text:style-name="P2"><text:soft-page-break/></text:p>
      <text:p text:style-name="P1"><text:span text:style-name="T1">REDIS_CLIENT</text:span>=phpredis</text:p>
      <text:p text:style-name="P1"><text:span text:style-name="T1">REDIS_HOST</text:span>=127.0.0.1</text:p>
      <text:p text:style-name="P1"><text:span text:style-name="T1">REDIS_PASSWORD</text:span>=null</text:p>
      <text:p text:style-name="P1"><text:span text:style-name="T1">REDIS_PORT</text:span>=6379</text:p>
      <text:p text:style-name="P2"/>
      <text:p text:style-name="P1"><text:span text:style-name="T1">MAIL_MAILER</text:span>=log</text:p>
      <text:p text:style-name="P1"><text:span text:style-name="T1">MAIL_HOST</text:span>=127.0.0.1</text:p>
      <text:p text:style-name="P1"><text:span text:style-name="T1">MAIL_PORT</text:span>=2525</text:p>
      <text:p text:style-name="P1"><text:span text:style-name="T1">MAIL_USERNAME</text:span>=null</text:p>
      <text:p text:style-name="P1"><text:span text:style-name="T1">MAIL_PASSWORD</text:span>=null</text:p>
      <text:p text:style-name="P1"><text:span text:style-name="T1">MAIL_ENCRYPTION</text:span>=null</text:p>
      <text:p text:style-name="P1"><text:span text:style-name="T1">MAIL_FROM_ADDRESS</text:span>=<text:span text:style-name="T2">"hello@example.com"</text:span></text:p>
      <text:p text:style-name="P1"><text:span text:style-name="T1">MAIL_FROM_NAME</text:span>=<text:span text:style-name="T2">"${APP_NAME}"</text:span></text:p>
      <text:p text:style-name="P2"/>
      <text:p text:style-name="P1"><text:span text:style-name="T1">AWS_ACCESS_KEY_ID</text:span>=</text:p>
      <text:p text:style-name="P1"><text:span text:style-name="T1">AWS_SECRET_ACCESS_KEY</text:span>=</text:p>
      <text:p text:style-name="P1"><text:span text:style-name="T1">AWS_DEFAULT_REGION</text:span>=us-east-1</text:p>
      <text:p text:style-name="P1"><text:span text:style-name="T1">AWS_BUCKET</text:span>=</text:p>
      <text:p text:style-name="P1"><text:span text:style-name="T1">AWS_USE_PATH_STYLE_ENDPOINT</text:span>=false</text:p>
      <text:p text:style-name="P2"/>
      <text:p text:style-name="P1"><text:span text:style-name="T1">VITE_APP_NAME</text:span>=<text:span text:style-name="T2">"${APP_NAME}"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1:21:10.282000000</meta:creation-date>
    <dc:date>2024-11-21T11:24:13.968000000</dc:date>
    <meta:editing-duration>PT3M17S</meta:editing-duration>
    <meta:editing-cycles>1</meta:editing-cycles>
    <meta:document-statistic meta:table-count="0" meta:image-count="0" meta:object-count="0" meta:page-count="2" meta:paragraph-count="52" meta:word-count="53" meta:character-count="1075" meta:non-whitespace-character-count="1074"/>
    <meta:generator>LibreOffice/24.8.3.2$Windows_X86_64 LibreOffice_project/48a6bac9e7e268aeb4c3483fcf825c94556d9f92</meta:generator>
  </office:meta>
</office:document-meta>
</file>